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701cm" fo:margin-left="0.487cm" fo:margin-right="0.402cm" table:align="margins"/>
    </style:style>
    <style:style style:name="Table1.A" style:family="table-column">
      <style:table-column-properties style:column-width="2.646cm" style:rel-column-width="10382*"/>
    </style:style>
    <style:style style:name="Table1.B" style:family="table-column">
      <style:table-column-properties style:column-width="2.196cm" style:rel-column-width="8617*"/>
    </style:style>
    <style:style style:name="Table1.C" style:family="table-column">
      <style:table-column-properties style:column-width="7.858cm" style:rel-column-width="30836*"/>
    </style:style>
    <style:style style:name="Table1.D" style:family="table-column">
      <style:table-column-properties style:column-width="4.001cm" style:rel-column-width="1570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37">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434cm" table:align="left"/>
    </style:style>
    <style:style style:name="Table2.A" style:family="table-column">
      <style:table-column-properties style:column-width="4.503cm"/>
    </style:style>
    <style:style style:name="Table2.B" style:family="table-column">
      <style:table-column-properties style:column-width="12.931cm"/>
    </style:style>
    <style:style style:name="Table2.A1" style:family="table-cell">
      <style:table-cell-properties fo:padding="0.053cm" fo:border-left="0.035cm solid #808080" fo:border-right="none" fo:border-top="0.035cm solid #808080" fo:border-bottom="0.035cm solid #808080"/>
    </style:style>
    <style:style style:name="Table2.B1" style:family="table-cell">
      <style:table-cell-properties fo:padding="0.053cm" fo:border="0.035cm solid #808080"/>
    </style:style>
    <style:style style:name="Table2.A2" style:family="table-cell">
      <style:table-cell-properties fo:padding="0.053cm" fo:border-left="0.035cm solid #808080" fo:border-right="none" fo:border-top="none" fo:border-bottom="0.035cm solid #808080"/>
    </style:style>
    <style:style style:name="Table2.B2" style:family="table-cell">
      <style:table-cell-properties fo:padding="0.053cm" fo:border-left="0.035cm solid #808080" fo:border-right="0.035cm solid #808080" fo:border-top="none" fo:border-bottom="0.035cm solid #808080"/>
    </style:style>
    <style:style style:name="Table3" style:family="table">
      <style:table-properties style:width="17.434cm" table:align="left"/>
    </style:style>
    <style:style style:name="Table3.A" style:family="table-column">
      <style:table-column-properties style:column-width="4.503cm"/>
    </style:style>
    <style:style style:name="Table3.B" style:family="table-column">
      <style:table-column-properties style:column-width="12.931cm"/>
    </style:style>
    <style:style style:name="Table3.A1" style:family="table-cell">
      <style:table-cell-properties fo:padding="0.053cm" fo:border-left="0.035cm solid #808080" fo:border-right="none" fo:border-top="0.035cm solid #808080" fo:border-bottom="0.035cm solid #808080"/>
    </style:style>
    <style:style style:name="Table3.B1" style:family="table-cell">
      <style:table-cell-properties fo:padding="0.053cm" fo:border="0.035cm solid #808080"/>
    </style:style>
    <style:style style:name="Table3.A2" style:family="table-cell">
      <style:table-cell-properties fo:padding="0.053cm" fo:border-left="0.035cm solid #808080" fo:border-right="none" fo:border-top="none" fo:border-bottom="0.035cm solid #808080"/>
    </style:style>
    <style:style style:name="Table3.B2" style:family="table-cell">
      <style:table-cell-properties fo:padding="0.053cm" fo:border-left="0.035cm solid #808080" fo:border-right="0.035cm solid #808080" fo:border-top="none" fo:border-bottom="0.035cm solid #808080"/>
    </style:style>
    <style:style style:name="P1" style:family="paragraph" style:parent-style-name="Standard">
      <style:paragraph-properties fo:margin-top="0.051cm" fo:margin-bottom="0cm" fo:line-height="150%"/>
      <style:text-properties style:font-name="Arial"/>
    </style:style>
    <style:style style:name="P2" style:family="paragraph" style:parent-style-name="Standard">
      <style:paragraph-properties fo:margin-top="0.051cm" fo:margin-bottom="0cm" fo:line-height="150%" fo:text-align="center" style:justify-single-word="false"/>
      <style:text-properties style:font-name="Arial"/>
    </style:style>
    <style:style style:name="P3" style:family="paragraph" style:parent-style-name="Standard">
      <style:paragraph-properties fo:margin-top="0.051cm" fo:margin-bottom="0cm" fo:line-height="150%" fo:text-align="end" style:justify-single-word="false"/>
      <style:text-properties style:font-name="Arial"/>
    </style:style>
    <style:style style:name="P4" style:family="paragraph" style:parent-style-name="Standard">
      <style:paragraph-properties fo:margin-top="0.051cm" fo:margin-bottom="0cm" fo:line-height="150%" fo:text-align="justify" style:justify-single-word="false"/>
      <style:text-properties style:font-name="Arial"/>
    </style:style>
    <style:style style:name="P5" style:family="paragraph" style:parent-style-name="Standard">
      <style:paragraph-properties fo:margin-top="0.051cm" fo:margin-bottom="0cm" fo:line-height="150%"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margin-top="0.051cm" fo:margin-bottom="0cm" fo:line-height="150%"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margin-top="0.051cm" fo:margin-bottom="0cm" fo:line-height="150%" fo:text-align="justify" style:justify-single-word="false" fo:break-before="page"/>
      <style:text-properties style:font-name="Arial"/>
    </style:style>
    <style:style style:name="P8" style:family="paragraph" style:parent-style-name="Table_20_Contents">
      <style:paragraph-properties fo:margin-top="0.051cm" fo:margin-bottom="0cm" fo:line-height="150%" fo:text-align="center" style:justify-single-word="false"/>
      <style:text-properties style:font-name="Arial"/>
    </style:style>
    <style:style style:name="P9" style:family="paragraph" style:parent-style-name="Title">
      <style:paragraph-properties fo:margin-top="0.051cm" fo:margin-bottom="0cm" fo:line-height="150%"/>
      <style:text-properties style:font-name="Arial"/>
    </style:style>
    <style:style style:name="P10" style:family="paragraph" style:parent-style-name="Title">
      <style:paragraph-properties fo:margin-top="0.051cm" fo:margin-bottom="0cm" fo:line-height="150%"/>
      <style:text-properties style:font-name="Arial" text:display="true"/>
    </style:style>
    <style:style style:name="P11" style:family="paragraph" style:parent-style-name="Standard">
      <style:text-properties fo:color="#0000ff" style:font-name="Times" style:font-style-complex="italic"/>
    </style:style>
    <style:style style:name="P12" style:family="paragraph" style:parent-style-name="Text_20_body">
      <style:text-properties fo:color="#0000ff"/>
    </style:style>
    <style:style style:name="P13" style:family="paragraph" style:parent-style-name="Title">
      <style:paragraph-properties fo:break-before="page"/>
    </style:style>
    <style:style style:name="P14" style:family="paragraph" style:parent-style-name="Standard" style:list-style-name="L1"/>
    <style:style style:name="P15" style:family="paragraph" style:parent-style-name="Standard" style:list-style-name="L4"/>
    <style:style style:name="P16" style:family="paragraph" style:parent-style-name="InfoBlue" style:list-style-name="WW8Num9"/>
    <style:style style:name="P17" style:family="paragraph" style:parent-style-name="Table_20_Contents" style:list-style-name="L2"/>
    <style:style style:name="P18" style:family="paragraph" style:parent-style-name="Table_20_Contents" style:list-style-name="L3"/>
    <style:style style:name="T1" style:family="text">
      <style:text-properties fo:color="#0000ff" style:font-name="Times" style:font-style-complex="italic" text:display="none"/>
    </style:style>
    <style:style style:name="T2" style:family="text">
      <style:text-properties fo:color="#0000ff" style:font-name="Times" fo:font-weight="bold" style:font-weight-asian="bold" style:font-style-complex="italic" style:font-weight-complex="bold" text:display="none"/>
    </style:style>
    <style:style style:name="T3" style:family="text">
      <style:text-properties fo:font-weight="bold" style:font-weight-asian="bold" style:font-weight-complex="bold"/>
    </style:style>
    <style:style style:name="T4" style:family="text">
      <style:text-properties text:display="none"/>
    </style:style>
    <style:style style:name="T5" style:family="text">
      <style:text-properties style:text-position="super 58%" text:display="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istema</text:p>
      <text:p text:style-name="P5">N.E.R.D. da AAAMAT</text:p>
      <text:p text:style-name="P2"/>
      <text:p text:style-name="P2"/>
      <text:p text:style-name="P2"/>
      <text:p text:style-name="P2"/>
      <text:p text:style-name="P6">Arquitetura e Design</text:p>
      <text:p text:style-name="P2"/>
      <text:p text:style-name="P2"/>
      <text:p text:style-name="P2"/>
      <text:p text:style-name="P2"/>
      <text:p text:style-name="P2"/>
      <text:p text:style-name="P2">João Machini de Miranda</text:p>
      <text:p text:style-name="P2">Lucianna Thomaz Almeida</text:p>
      <text:p text:style-name="P2">Thiago Rodrigues Colucci</text:p>
      <text:p text:style-name="P2"/>
      <text:p text:style-name="P2"/>
      <text:p text:style-name="P2"/>
      <text:p text:style-name="P2"/>
      <text:p text:style-name="P2"/>
      <text:p text:style-name="P2"/>
      <text:p text:style-name="P3">Engenharia de Software</text:p>
      <text:p text:style-name="P3">28/10/2009 <text:s text:c="8"/></text:p>
      <text:p text:style-name="P3">Professor Gerosa <text:s text:c="3"/></text:p>
      <text:p text:style-name="P7"/>
      <text:p text:style-name="P4"/>
      <text:p text:style-name="P9">Histórico de Versão</text:p>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Data</text:p>
          </table:table-cell>
          <table:table-cell table:style-name="Table1.A1" office:value-type="string">
            <text:p text:style-name="P8">Versão</text:p>
          </table:table-cell>
          <table:table-cell table:style-name="Table1.A1" office:value-type="string">
            <text:p text:style-name="P8">Descrição</text:p>
          </table:table-cell>
          <table:table-cell table:style-name="Table1.D1" office:value-type="string">
            <text:p text:style-name="P8">Autor</text:p>
          </table:table-cell>
        </table:table-row>
        <table:table-row>
          <table:table-cell table:style-name="Table1.A2" office:value-type="date" office:date-value="2009-11-11">
            <text:p text:style-name="P8">11/11/09</text:p>
          </table:table-cell>
          <table:table-cell table:style-name="Table1.B2" office:value-type="float" office:value="0.1">
            <text:p text:style-name="P8">0.1</text:p>
          </table:table-cell>
          <table:table-cell table:style-name="Table1.C2" office:value-type="string">
            <text:p text:style-name="P8">Arquitetura e Design</text:p>
          </table:table-cell>
          <table:table-cell table:style-name="Table1.D2" office:value-type="string">
            <text:p text:style-name="P8">Grupo inteiro</text:p>
          </table:table-cell>
        </table:table-row>
        <table:table-row>
          <table:table-cell table:style-name="Table1.C2" office:value-type="string">
            <text:p text:style-name="P8"/>
          </table:table-cell>
          <table:table-cell table:style-name="Table1.C2" office:value-type="string">
            <text:p text:style-name="P8"/>
          </table:table-cell>
          <table:table-cell table:style-name="Table1.C2" office:value-type="string">
            <text:p text:style-name="P8"/>
          </table:table-cell>
          <table:table-cell table:style-name="Table1.D2" office:value-type="string">
            <text:p text:style-name="P8"/>
          </table:table-cell>
        </table:table-row>
        <table:table-row>
          <table:table-cell table:style-name="Table1.C2" office:value-type="string">
            <text:p text:style-name="P8"/>
          </table:table-cell>
          <table:table-cell table:style-name="Table1.C2" office:value-type="string">
            <text:p text:style-name="P8"/>
          </table:table-cell>
          <table:table-cell table:style-name="Table1.C2" office:value-type="string">
            <text:p text:style-name="P8"/>
          </table:table-cell>
          <table:table-cell table:style-name="Table1.D2" office:value-type="string">
            <text:p text:style-name="P8"/>
          </table:table-cell>
        </table:table-row>
      </table:table>
      <text:p text:style-name="P4"/>
      <text:p text:style-name="P4"/>
      <text:p text:style-name="P13">Architecture Notebook</text:p>
      <text:p text:style-name="Standard"/>
      <text:p text:style-name="Standard"><text:span text:style-name="T1">There is guidance within this template that appears in a style named InfoBlue. This style has a hidden font attribute that allows you to toggle whether it is visible or hidden in this template. Use the </text:span><text:span text:style-name="T4">Microsoft</text:span><text:span text:style-name="T5">® </text:span><text:span text:style-name="T4">Word</text:span><text:span text:style-name="T5">®</text:span><text:span text:style-name="T1"> menu </text:span><text:span text:style-name="T2">Tools &gt; Options &gt; View &gt; Hidden Text </text:span><text:span text:style-name="T1">check box to toggle this setting. There is also an option for printing: </text:span><text:span text:style-name="T2">Tools &gt; Options &gt; Print</text:span><text:span text:style-name="T1">.</text:span></text:p>
      <text:p text:style-name="P11"/>
      <text:list xml:id="list1102256571" text:style-name="Outline">
        <text:list-item>
          <text:h text:style-name="Heading_20_1" text:outline-level="1">Proposta</text:h>
        </text:list-item>
      </text:list>
      <text:p text:style-name="Standard"><text:tab/>Esse documento descreve a filosofia, decisões, restrições, justificativas, elementos significativos e <text:s/>outros aspectos que modelam o design e implementação do sistema.</text:p>
      <text:p text:style-name="Standard"/>
      <text:list xml:id="list972026983" text:continue-numbering="true" text:style-name="Outline">
        <text:list-item>
          <text:h text:style-name="Heading_20_1" text:outline-level="1">Metas e filosofia da Arquitetura</text:h>
        </text:list-item>
      </text:list>
      <text:p text:style-name="Standard"><text:tab/>O sistema N.E.R.D. não se apoiará em sistemas legados e nenhum hardware específico. Além disso, o sistema não tem nenhuma aplicação crítica nem um grande volume de dados, fazendo com que preocupações quanto a performance se limitem a uma boa usabilidade.</text:p>
      <text:p text:style-name="Standard"><text:tab/>Mesmo com poucas restrições na arquitetura, a mesma deve ser robusta o suficiente para que alterações necessárias sejam realizadas rápida e eficientemente. Logo, uma boa divisão de tarefas entre as classes é fundamental.</text:p>
      <text:p text:style-name="Standard"><text:tab/>Considerando que o foco do projeto é sua usabilidade, as principais alterações serão realizadas em sua interface, necessitando uma divisão clara entre modelos e visualizações.</text:p>
      <text:p text:style-name="Standard"/>
      <text:list xml:id="list918373180" text:continue-numbering="true" text:style-name="Outline">
        <text:list-item>
          <text:h text:style-name="Heading_20_1" text:outline-level="1">Suposições e dependências</text:h>
        </text:list-item>
      </text:list>
      <text:p text:style-name="Standard"><text:tab/>A única dependência arquitetural é uma boa integração entre o sistema e o banco de dados.</text:p>
      <text:p text:style-name="Standard"/>
      <text:list xml:id="list213435305" text:continue-numbering="true" text:style-name="Outline">
        <text:list-item>
          <text:h text:style-name="Heading_20_1" text:outline-level="1">Requisitos significativos para a arquitetura</text:h>
        </text:list-item>
      </text:list>
      <text:p text:style-name="Standard"><text:tab/>A maior restrição do sistema é a necessidade do mesmo poder ser acessado remotamente via Web.</text:p>
      <text:p text:style-name="Standard"/>
      <text:list xml:id="list1419353254" text:continue-numbering="true" text:style-name="Outline">
        <text:list-item>
          <text:h text:style-name="Heading_20_1" text:outline-level="1">Decisões, restrições e justificativas</text:h>
        </text:list-item>
      </text:list>
      <text:p text:style-name="Standard"><text:tab/>À partir das metas e filosofias mostradas acima, optamos por uma arquitetura em MVC (Modelos, Visualizações e Controladores). Tomamos esta decisão, porque:</text:p>
      <text:list xml:id="list1879259843" text:style-name="L1">
        <text:list-item>
          <text:p text:style-name="P14">Os controladores encapsulam o tratamento das requisições Web</text:p>
        </text:list-item>
        <text:list-item>
          <text:p text:style-name="P14">Com as visualizações separadas, fica fácil fazer alterações na interface</text:p>
        </text:list-item>
        <text:list-item>
          <text:p text:style-name="P14">Os modelos abstraem a comunicação com o banco de dados de uma forma clara e simples.</text:p>
          <text:p text:style-name="P14"/>
        </text:list-item>
      </text:list>
      <text:list xml:id="list2012421771" text:continue-list="list1419353254" text:style-name="Outline">
        <text:list-item>
          <text:h text:style-name="Heading_20_1" text:outline-level="1">Mecanismos arquiteturais</text:h>
        </text:list-item>
      </text:list>
      <text:p text:style-name="Text_20_body"/>
      <table:table table:name="Table2" table:style-name="Table2">
        <table:table-column table:style-name="Table2.A"/>
        <table:table-column table:style-name="Table2.B"/>
        <table:table-row>
          <table:table-cell table:style-name="Table2.A1" office:value-type="string">
            <text:p text:style-name="Table_20_Heading">Nome</text:p>
          </table:table-cell>
          <table:table-cell table:style-name="Table2.B1" office:value-type="string">
            <text:p text:style-name="Table_20_Heading">Descrição</text:p>
          </table:table-cell>
        </table:table-row>
        <table:table-row>
          <table:table-cell table:style-name="Table2.A2" office:value-type="string">
            <text:p text:style-name="Table_20_Contents">Disponibilidade</text:p>
          </table:table-cell>
          <table:table-cell table:style-name="Table2.B2" office:value-type="string">
            <text:p text:style-name="Table_20_Contents">O sistema deve continuar no ar mesmo em fases de manutenção.</text:p>
          </table:table-cell>
        </table:table-row>
        <table:table-row>
          <table:table-cell table:style-name="Table2.A2" office:value-type="string">
            <text:p text:style-name="Table_20_Contents">Controle de Lembrete</text:p>
          </table:table-cell>
          <table:table-cell table:style-name="Table2.B2" office:value-type="string">
            <text:p text:style-name="Table_20_Contents">Os lembretes devem ser enviados, via e-mail, no momento necessário, independente do que os usuários estejam fazendo.</text:p>
          </table:table-cell>
        </table:table-row>
        <table:table-row>
          <table:table-cell table:style-name="Table2.A2" office:value-type="string">
            <text:p text:style-name="Table_20_Contents">Persistencia</text:p>
          </table:table-cell>
          <table:table-cell table:style-name="Table2.B2" office:value-type="string">
            <text:p text:style-name="Table_20_Contents">Os dados devem ser persistentes.</text:p>
          </table:table-cell>
        </table:table-row>
        <table:table-row>
          <table:table-cell table:style-name="Table2.A2" office:value-type="string">
            <text:p text:style-name="Table_20_Contents">Criação de Atas</text:p>
          </table:table-cell>
          <table:table-cell table:style-name="Table2.B2" office:value-type="string">
            <text:p text:style-name="Table_20_Contents">Provê facilidade para geração de Atas de diversas datas.</text:p>
          </table:table-cell>
        </table:table-row>
        <table:table-row>
          <table:table-cell table:style-name="Table2.A2" office:value-type="string">
            <text:p text:style-name="Table_20_Contents">Segurança</text:p>
          </table:table-cell>
          <table:table-cell table:style-name="Table2.B2" office:value-type="string">
            <text:p text:style-name="Table_20_Contents">Os dados devem estar protegidos pela senha mestre.</text:p>
          </table:table-cell>
        </table:table-row>
      </table:table>
      <text:p text:style-name="Text_20_body"/>
      <text:list xml:id="list1863989036" text:continue-numbering="true" text:style-name="Outline">
        <text:list-item>
          <text:h text:style-name="Heading_20_1" text:outline-level="1"><text:soft-page-break/>Abstrações Chave</text:h>
        </text:list-item>
      </text:list>
      <text:p text:style-name="Standard"/>
      <table:table table:name="Table3" table:style-name="Table3">
        <table:table-column table:style-name="Table3.A"/>
        <table:table-column table:style-name="Table3.B"/>
        <table:table-row>
          <table:table-cell table:style-name="Table3.A1" office:value-type="string">
            <text:p text:style-name="Table_20_Heading">Nome</text:p>
          </table:table-cell>
          <table:table-cell table:style-name="Table3.B1" office:value-type="string">
            <text:p text:style-name="Table_20_Heading">Descrição</text:p>
          </table:table-cell>
        </table:table-row>
        <table:table-row>
          <table:table-cell table:style-name="Table3.A2" office:value-type="string">
            <text:p text:style-name="Table_20_Contents">Assunto</text:p>
          </table:table-cell>
          <table:table-cell table:style-name="Table3.B2" office:value-type="string">
            <text:list xml:id="list1389814981" text:style-name="L2">
              <text:list-item>
                <text:p text:style-name="P17">Composto por um conjunto de tarefas, registros e eventos.</text:p>
              </text:list-item>
              <text:list-item>
                <text:p text:style-name="P17">Não existem tarefas, registros e eventos fora de assuntos.</text:p>
              </text:list-item>
            </text:list>
          </table:table-cell>
        </table:table-row>
        <table:table-row>
          <table:table-cell table:style-name="Table3.A2" office:value-type="string">
            <text:p text:style-name="Table_20_Contents">Tarefa, registros e eventos</text:p>
          </table:table-cell>
          <table:table-cell table:style-name="Table3.B2" office:value-type="string">
            <text:list xml:id="list166916327" text:style-name="L3">
              <text:list-item>
                <text:p text:style-name="P18">Unidades básicas de informação</text:p>
              </text:list-item>
              <text:list-item>
                <text:p text:style-name="P18">Principais interfaces do usuário com o sistema</text:p>
              </text:list-item>
              <text:list-item>
                <text:p text:style-name="P18">Tarefas e eventos podem ter Lembretes associados</text:p>
              </text:list-item>
            </text:list>
          </table:table-cell>
        </table:table-row>
      </table:table>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list xml:id="list1105293622" text:continue-list="list1863989036" text:style-name="Outline">
        <text:list-item>
          <text:h text:style-name="Heading_20_1" text:outline-level="1">Camadas ou Frameworks Arquiteturais</text:h>
        </text:list-item>
      </text:list>
      <text:p text:style-name="Standard"><text:tab/>Como já especificado, o sistema se adequará a arquitura MVC (Model, View, <text:s/>Controller) já bastante conhecida.</text:p>
      <text:p text:style-name="Standard"><text:tab/>Mais detalhes em <text:a xlink:type="simple" xlink:href="http://en.wikipedia.org/wiki/Model–view–controller">http://en.wikipedia.org/wiki/Model%E2%80%93view%E2%80%93controller</text:a></text:p>
      <text:p text:style-name="Standard"/>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list xml:id="list1676794651" text:continue-numbering="true" text:style-name="Outline">
        <text:list-item>
          <text:h text:style-name="Heading_20_1" text:outline-level="1">Visões Arquiteturais</text:h>
        </text:list-item>
      </text:list>
      <text:p text:style-name="Standard"><text:tab/>O sistema será implementado em um curto período de tempo por um grupo de 3 pessoas que participaram e participarão de todas as etapas do projeto. Dito isso, não há a necessidade de criar muitas “Visões arquiteturais”.</text:p>
      <text:p text:style-name="Standard"><text:tab/>Dessa forma, utilizaremos os seguintes documentos para orientar a arquitetura do sistema:</text:p>
      <text:list xml:id="list1889162327" text:style-name="L4">
        <text:list-item>
          <text:list>
            <text:list-item>
              <text:p text:style-name="P15">Casos de Uso especificados na fase 1</text:p>
            </text:list-item>
            <text:list-item>
              <text:p text:style-name="P15">Diagramas UML feitos na fase 3</text:p>
            </text:list-item>
            <text:list-item>
              <text:p text:style-name="P15">Diagrama de classes da fase 4</text:p>
            </text:list-item>
            <text:list-item>
              <text:p text:style-name="P15">Esse documento</text:p>
            </text:list-item>
          </text:list>
        </text:list-item>
      </text:list>
      <text:p text:style-name="InfoBlue">[Describe the architectural views that you will use to describe the software architecture. This illustrates the different perspectives that you will make available to review and to document architectural decisions.]</text:p>
      <text:p text:style-name="InfoBlue">Recommended views</text:p>
      <text:list xml:id="list902700080" text:style-name="WW8Num9">
        <text:list-item>
          <text:p text:style-name="P16"><text:span text:style-name="T3">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16"><text:span text:style-name="T3">Operational:</text:span> Describes the physical nodes of the system and the processes, threads, and components that run on those physical nodes. This view isn’t necessary if the system runs in a single process and thread.</text:p>
        </text:list-item>
        <text:list-item>
          <text:p text:style-name="P16"><text:span text:style-name="T3">Use case: </text:span>A list or diagram of the use cases that contain architecturally significant requirements.</text:p>
        </text:list-item>
      </text:list>
      <text:p text:style-name="InfoBlue"><text:soft-page-break/></text:p>
      <text:p text:style-name="P13">Design</text:p>
      <text:p text:style-name="Text_20_body"/>
      <text:p text:style-name="P12">This template describes how the design can be organized to be understood from multiple perspectives. It also provides suggestions for how patterns and descriptions of small, reusable interactions can be used to minimize redundancy. </text:p>
      <text:p text:style-name="P12">It is important not to think of design as "a document." Design information that is worth keeping for some duration must have a long-lived form. But that form might be as a repository in a visual modeling tool, or as subdirectories of whiteboard diagrams captured with a digital camera, or as an actual document that provides structure for images taken from a myriad of sources. </text:p>
      <text:p text:style-name="P12">Designs are often organized into requirement realizations. A requirements realization is a part of the design that shows how one or more requirements is implemented. </text:p>
      <text:p text:style-name="P12">This template describes the information that should be conveyed. Typically, it works best to convey the information graphically (either with UML or another unambiguous notation), or at least in words, at an abstract level. You can enhance this with code examples, but best not to render the design solely at the code level. </text:p>
      <text:p text:style-name="P12">The structure of the design is suggested in this template. </text:p>
      <text:list xml:id="list112642973" text:continue-list="list1676794651" text:style-name="Outline">
        <text:list-item text:start-value="1">
          <text:h text:style-name="Heading_20_1" text:outline-level="1" text:restart-numbering="true" text:start-value="-1">Design structure </text:h>
        </text:list-item>
      </text:list>
      <text:p text:style-name="P12">[Describe the design from the highest level. This is commonly done with a diagram that shows a layered architecture.] </text:p>
      <text:list xml:id="list1173380569" text:continue-numbering="true" text:style-name="Outline">
        <text:list-item>
          <text:h text:style-name="Heading_20_1" text:outline-level="1">Subsystems </text:h>
        </text:list-item>
        <text:list-item>
          <text:h text:style-name="Heading_20_2" text:outline-level="2">[Sub-system1] </text:h>
        </text:list-item>
      </text:list>
      <text:p text:style-name="P12">[Describe the design of a portion of the system (a package or component, for instance). The design should capture both static and dynamic perspectives. </text:p>
      <text:p text:style-name="P12">When capturing dynamic descriptions of behavior, look for reusable chunks of behavior that you can reference to simplify the design of the requirement realizations. </text:p>
      <text:p text:style-name="P12">You can break this section down into lower-level subsections to describe lower-level, encapsulated subsystems.] </text:p>
      <text:list xml:id="list1422240493" text:continue-numbering="true" text:style-name="Outline">
        <text:list-item>
          <text:h text:style-name="Heading_20_1" text:outline-level="1">Patterns </text:h>
        </text:list-item>
        <text:list-item>
          <text:h text:style-name="Heading_20_2" text:outline-level="2">[Pattern1] </text:h>
          <text:list>
            <text:list-item>
              <text:list>
                <text:list-item>
                  <text:h text:style-name="Heading_20_3" text:outline-level="3">Overview </text:h>
                </text:list-item>
              </text:list>
            </text:list-item>
          </text:list>
        </text:list-item>
      </text:list>
      <text:p text:style-name="P12">[Provide an overview of the pattern in words in some consistent form. The overview of a pattern can include the intent, motivation, and applicability.] </text:p>
      <text:list xml:id="list1410660378" text:continue-numbering="true" text:style-name="Outline">
        <text:list-item>
          <text:list>
            <text:list-item>
              <text:list>
                <text:list-item>
                  <text:h text:style-name="Heading_20_3" text:outline-level="3">Structure </text:h>
                </text:list-item>
              </text:list>
            </text:list-item>
          </text:list>
        </text:list-item>
      </text:list>
      <text:p text:style-name="P12">[Describe the pattern from a static perspective. Include all of the participants and how they relate to one another, and call out the relevant data and behavior.] </text:p>
      <text:list xml:id="list270515919" text:continue-numbering="true" text:style-name="Outline">
        <text:list-item>
          <text:list>
            <text:list-item>
              <text:list>
                <text:list-item>
                  <text:h text:style-name="Heading_20_3" text:outline-level="3">Behavior </text:h>
                </text:list-item>
              </text:list>
            </text:list-item>
          </text:list>
        </text:list-item>
      </text:list>
      <text:p text:style-name="P12">[Describe the pattern from a dynamic perspective. Walk the reader through how the participants collaborate to support various scenarios.] </text:p>
      <text:p text:style-name="Text_20_body"><text:soft-page-break/>Example </text:p>
      <text:p text:style-name="P12">[Often, you can convey the nature of the pattern better with an additional concrete example.] </text:p>
      <text:list xml:id="list1415302669" text:continue-numbering="true" text:style-name="Outline">
        <text:list-item>
          <text:h text:style-name="Heading_20_1" text:outline-level="1">Requirement realizations </text:h>
        </text:list-item>
        <text:list-item>
          <text:h text:style-name="Heading_20_2" text:outline-level="2">[Realization1] </text:h>
          <text:list>
            <text:list-item>
              <text:list>
                <text:list-item>
                  <text:h text:style-name="Heading_20_3" text:outline-level="3">View of participants </text:h>
                </text:list-item>
              </text:list>
            </text:list-item>
          </text:list>
        </text:list-item>
      </text:list>
      <text:p text:style-name="P12">[Describe the participating design elements from a static perspective, giving details such as behavior, relationships, and attributes relevant to this realization.] </text:p>
      <text:list xml:id="list594871319" text:continue-numbering="true" text:style-name="Outline">
        <text:list-item>
          <text:list>
            <text:list-item>
              <text:list>
                <text:list-item>
                  <text:h text:style-name="Heading_20_3" text:outline-level="3">Basic scenario </text:h>
                </text:list-item>
              </text:list>
            </text:list-item>
          </text:list>
        </text:list-item>
      </text:list>
      <text:p text:style-name="P12">[For the main flow, describe how instances of the design elements collaborate to realize the requirements. When using UML, this can be done with collaboration diagrams (sequence or communication).] </text:p>
      <text:list xml:id="list1766278130" text:continue-numbering="true" text:style-name="Outline">
        <text:list-item>
          <text:list>
            <text:list-item>
              <text:list>
                <text:list-item>
                  <text:h text:style-name="Heading_20_3" text:outline-level="3">Additional scenarios </text:h>
                </text:list-item>
              </text:list>
            </text:list-item>
          </text:list>
        </text:list-item>
      </text:list>
      <text:p text:style-name="P12">[For other scenarios that must be described to convey an appropriate amount of information about how the requirement behavior will be realized, describe how instances of the design elements collaborate to realize the requirement. When using UML, you can do this with collaboration diagrams (sequence or communication).] </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left="0.635cm" fo:margin-right="0cm" fo:margin-top="0cm" fo:margin-bottom="0.212cm" fo:text-indent="0cm" style:auto-text-indent="false"/>
      <style:text-properties fo:color="#0000ff" style:font-name="Times"/>
    </style:style>
    <style:style style:name="Heading_20_1" style:display-name="Heading 1" style:family="paragraph" style:parent-style-name="Standard" style:next-style-name="Standard" style:list-style-name="Outline" style:class="text" style:default-outline-level="1">
      <style:paragraph-properties fo:margin-top="0.212cm" fo:margin-bottom="0.106cm" fo:keep-with-next="always"/>
      <style:text-properties style:font-name="Arial"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foBlue_20_list_20_item" style:display-name="InfoBlue list item" style:family="paragraph" style:parent-style-name="InfoBlue">
      <style:paragraph-properties fo:margin-left="1.27cm" fo:margin-right="0cm" fo:text-indent="0cm" style:auto-text-indent="false"/>
      <style:text-properties text:display="true"/>
    </style:style>
    <style:style style:name="Heading_20_2" style:display-name="Heading 2" style:family="paragraph" style:parent-style-name="Heading_20_1" style:next-style-name="Standard" style:list-style-name="Outline" style:class="text" style:default-outline-level="2">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WW8Num2z1" style:family="text">
      <style:text-properties style:font-name="Symbol"/>
    </style:style>
    <style:style style:name="WW8Num2z2" style:family="text">
      <style:text-properties style:font-name="Wingdings"/>
    </style:style>
    <style:style style:name="WW8Num2z4" style:family="text">
      <style:text-properties style:font-name="Courier New"/>
    </style:style>
    <style:style style:name="WW8Num9z1" style:family="text">
      <style:text-properties style:font-name="Symbol"/>
    </style:style>
    <style:style style:name="WW8Num9z2" style:family="text">
      <style:text-properties style:font-name="Wingdings"/>
    </style:style>
    <style:style style:name="WW8Num9z4" style:family="text">
      <style:text-properties style:font-name="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0.635cm" fo:text-indent="-0.436cm" fo:margin-left="0.635cm"/>
        </style:list-level-properties>
        <style:text-properties style:font-name="Star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53:01</meta:creation-date>
    <dc:date>2009-11-11T14:52:57</dc:date>
    <meta:editing-duration>PT04H10M00S</meta:editing-duration>
    <meta:editing-cycles>23</meta:editing-cycles>
    <meta:generator>OpenOffice.org/3.0$Linux OpenOffice.org_project/300m15$Build-9379</meta:generator>
    <meta:document-statistic meta:table-count="3" meta:image-count="0" meta:object-count="0" meta:page-count="7" meta:paragraph-count="105" meta:word-count="1190" meta:character-count="7890"/>
    <meta:user-defined meta:name="Company">&lt;Company Name&gt;</meta:user-defined>
    <meta:user-defined meta:name="Info 2"/>
    <meta:user-defined meta:name="Info 3"/>
    <meta:user-defined meta:name="Info 4"/>
  </office:meta>
</office:document-meta>
</file>